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993366" draw:marker-start-width="0.276cm" draw:marker-end-width="0.276cm" draw:fill="solid" draw:fill-color="#e6e6ff" draw:textarea-horizontal-align="right" draw:textarea-vertical-align="top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svg:stroke-width="0.051cm" draw:marker-start-width="0.276cm" draw:marker-end-width="0.276cm" draw:fill="solid" draw:fill-color="#e6e6e6" draw:textarea-horizontal-align="justify" draw:textarea-vertical-align="middle" draw:auto-grow-height="false" fo:padding-top="0.15cm" fo:padding-bottom="0.15cm" fo:padding-left="0.275cm" fo:padding-right="0.275cm"/>
    </style:style>
    <style:style style:name="gr3" style:family="graphic" style:parent-style-name="standard" style:list-style-name="L1">
      <style:graphic-properties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solid" draw:fill-color="#ffcc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4" style:family="graphic" style:parent-style-name="standard">
      <style:graphic-properties svg:stroke-color="#4b1f6f" draw:fill="solid" draw:fill-color="#ffffff" draw:textarea-horizontal-align="justify" draw:textarea-vertical-align="top" draw:auto-grow-height="false"/>
    </style:style>
    <style:style style:name="gr5" style:family="graphic" style:parent-style-name="standard">
      <style:graphic-properties svg:stroke-width="0.051cm" draw:marker-start-width="0.276cm" draw:marker-end-width="0.276cm" draw:fill="solid" draw:fill-color="#cccccc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 style:list-style-name="L1">
      <style:graphic-properties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solid" draw:fill-color="#ffcc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7" style:family="graphic" style:parent-style-name="standard" style:list-style-name="L1">
      <style:graphic-properties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solid" draw:fill-color="#ffcc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8" style:family="graphic" style:parent-style-name="standard" style:list-style-name="L1">
      <style:graphic-properties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solid" draw:fill-color="#ffcc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9" style:family="graphic" style:parent-style-name="standard" style:list-style-name="L1">
      <style:graphic-properties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solid" draw:fill-color="#ffcc99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0" style:family="graphic" style:parent-style-name="standard" style:list-style-name="L1">
      <style:graphic-properties draw:stroke="none" draw:stroke-dash="Dash_20_2" svg:stroke-width="0.051cm" svg:stroke-color="#4b1f6f" draw:marker-start="" draw:marker-start-width="0.376cm" draw:marker-start-center="false" draw:marker-end="" draw:marker-end-width="0.376cm" draw:marker-end-center="false" svg:stroke-opacity="100%" draw:stroke-linejoin="round" draw:fill="none" draw:fill-color="#ff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auto-grow-height="true" draw:auto-grow-width="false" draw:fit-to-size="false" draw:fit-to-contour="false" fo:max-height="0cm" fo:max-width="0cm" fo:min-height="0.949cm" fo:min-width="1.27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>
      <style:graphic-properties draw:fill="solid" draw:fill-color="#ffffff" draw:textarea-horizontal-align="justify" draw:textarea-vertical-align="top" draw:auto-grow-height="false"/>
    </style:style>
    <style:style style:name="gr1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13" style:family="graphic" style:parent-style-name="standard">
      <style:graphic-properties draw:fill="none" draw:textarea-horizontal-align="justify" draw:textarea-vertical-align="middle" draw:auto-grow-height="false"/>
    </style:style>
    <style:style style:name="gr14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false" draw:auto-grow-width="false" draw:fit-to-size="false" draw:fit-to-contour="false" fo:max-height="0cm" fo:max-width="0cm" fo:min-height="0cm" fo:min-width="0cm" fo:padding-top="0.051cm" fo:padding-bottom="0.15cm" fo:padding-left="0.275cm" fo:padding-right="0.05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5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6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ccff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fals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7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18" style:family="graphic" style:parent-style-name="standard">
      <style:graphic-properties draw:textarea-horizontal-align="center" draw:textarea-vertical-align="middle"/>
    </style:style>
    <style:style style:name="gr19" style:family="graphic" style:parent-style-name="standard">
      <style:graphic-properties draw:fill="none" draw:textarea-horizontal-align="justify" draw:textarea-vertical-align="middle" draw:auto-grow-height="false"/>
    </style:style>
    <style:style style:name="gr20" style:family="graphic" style:parent-style-name="standard">
      <style:graphic-properties draw:stroke="none" draw:stroke-dash="Fine_20_Dashed_20__28_var_29_" svg:stroke-width="0.102cm" svg:stroke-color="#000000" draw:fill="none" draw:fill-color="#ffffff" draw:textarea-horizontal-align="left" draw:auto-grow-height="true" draw:auto-grow-width="true" fo:min-height="2.324cm" fo:min-width="3.421cm" fo:padding-top="0.176cm" fo:padding-bottom="0.176cm" fo:padding-left="0.301cm" fo:padding-right="0.301cm"/>
    </style:style>
    <style:style style:name="gr21" style:family="graphic" style:parent-style-name="standard">
      <style:graphic-properties draw:stroke="none" draw:stroke-dash="Fine_20_Dashed_20__28_var_29_" svg:stroke-width="0.102cm" svg:stroke-color="#000000" draw:fill="none" draw:fill-color="#ffffff" draw:textarea-horizontal-align="left" draw:auto-grow-height="true" draw:auto-grow-width="true" fo:min-height="0.41cm" fo:min-width="0cm" fo:padding-top="0.176cm" fo:padding-bottom="0.176cm" fo:padding-left="0.301cm" fo:padding-right="0.301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3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4" style:family="graphic" style:parent-style-name="standard">
      <style:graphic-properties draw:stroke="none" draw:stroke-dash="Fine_20_Dashed_20__28_var_29_" svg:stroke-width="0.102cm" svg:stroke-color="#000000" draw:fill="none" draw:fill-color="#ffffff" draw:textarea-horizontal-align="left" draw:auto-grow-height="true" draw:auto-grow-width="true" fo:min-height="0.409cm" fo:min-width="0.414cm" fo:padding-top="0.176cm" fo:padding-bottom="0.176cm" fo:padding-left="0.301cm" fo:padding-right="0.301cm"/>
    </style:style>
    <style:style style:name="gr25" style:family="graphic" style:parent-style-name="standard">
      <style:graphic-properties svg:stroke-width="0.051cm" svg:stroke-color="#993366" draw:marker-start-width="0.276cm" draw:marker-end-width="0.276cm" draw:fill="solid" draw:fill-color="#e6e6ff" draw:textarea-horizontal-align="justify" draw:textarea-vertical-align="middle" draw:auto-grow-height="false" fo:padding-top="0.15cm" fo:padding-bottom="0.15cm" fo:padding-left="0.275cm" fo:padding-right="0.275cm"/>
    </style:style>
    <style:style style:name="gr26" style:family="graphic" style:parent-style-name="standard">
      <style:graphic-properties svg:stroke-width="0.051cm" svg:stroke-color="#993366" draw:marker-start-width="0.276cm" draw:marker-end-width="0.276cm" draw:fill="solid" draw:fill-color="#ffcc99" draw:textarea-horizontal-align="justify" draw:textarea-vertical-align="middle" draw:auto-grow-height="false" fo:padding-top="0.15cm" fo:padding-bottom="0.15cm" fo:padding-left="0.275cm" fo:padding-right="0.275cm"/>
    </style:style>
    <style:style style:name="gr27" style:family="graphic" style:parent-style-name="standard">
      <style:graphic-properties draw:stroke="dash" draw:stroke-dash="Fine_20_Dashed_20__28_var_29_" svg:stroke-width="0.102cm" draw:marker-start-width="0.352cm" draw:marker-end-width="0.352cm" draw:textarea-horizontal-align="center" draw:textarea-vertical-align="middle" fo:padding-top="0.175cm" fo:padding-bottom="0.175cm" fo:padding-left="0.3cm" fo:padding-right="0.3cm" draw:shadow-offset-x="0.305cm" draw:shadow-offset-y="0.3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9" style:family="graphic" style:parent-style-name="standard">
      <style:graphic-properties draw:fill="solid" draw:fill-color="#e6e6ff" draw:textarea-horizontal-align="justify" draw:textarea-vertical-align="middle" draw:auto-grow-height="false"/>
    </style:style>
    <style:style style:name="gr30" style:family="graphic" style:parent-style-name="standard">
      <style:graphic-properties draw:fill="solid" draw:fill-color="#ffcc99" draw:textarea-horizontal-align="justify" draw:textarea-vertical-align="middle" draw:auto-grow-height="false"/>
    </style:style>
    <style:style style:name="gr31" style:family="graphic" style:parent-style-name="standard">
      <style:graphic-properties draw:fill="none" draw:textarea-horizontal-align="left" draw:textarea-vertical-align="top" draw:auto-grow-height="false"/>
    </style:style>
    <style:style style:name="gr32" style:family="graphic" style:parent-style-name="standard">
      <style:graphic-properties draw:stroke="none" draw:fill="none" fo:min-height="0.95cm"/>
    </style:style>
    <style:style style:name="gr33" style:family="graphic" style:parent-style-name="standard" style:list-style-name="L1">
      <style:graphic-properties draw:stroke="solid" draw:stroke-dash="Dash_20_2" svg:stroke-width="0.051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ffffcc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right" draw:textarea-vertical-align="top" draw:auto-grow-height="false" draw:auto-grow-width="false" draw:fit-to-size="false" draw:fit-to-contour="false" fo:max-height="0cm" fo:max-width="0cm" fo:min-height="0cm" fo:min-width="0cm" fo:padding-top="0.051cm" fo:padding-bottom="0.15cm" fo:padding-left="0.275cm" fo:padding-right="0.051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4" style:family="graphic" style:parent-style-name="standard">
      <style:graphic-properties draw:stroke="dash" draw:stroke-dash="Fine_20_Dashed_20__28_var_29_" svg:stroke-width="0.102cm" svg:stroke-color="#0047ff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5" style:family="graphic" style:parent-style-name="standard">
      <style:graphic-properties draw:stroke="dash" draw:stroke-dash="Fine_20_Dashed_20__28_var_29_" svg:stroke-width="0.102cm" svg:stroke-color="#008080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6" style:family="graphic" style:parent-style-name="standard">
      <style:graphic-properties draw:stroke="dash" draw:stroke-dash="Fine_20_Dashed_20__28_var_29_" svg:stroke-width="0.102cm" svg:stroke-color="#33a3a3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37" style:family="graphic" style:parent-style-name="standard">
      <style:graphic-properties draw:stroke="dash" draw:stroke-dash="Fine_20_Dashed_20__28_var_29_" svg:stroke-width="0.102cm" svg:stroke-color="#00ae00" draw:textarea-horizontal-align="center" draw:textarea-vertical-align="middle" fo:padding-top="0.176cm" fo:padding-bottom="0.176cm" fo:padding-left="0.301cm" fo:padding-right="0.301cm"/>
    </style:style>
    <style:style style:name="gr38" style:family="graphic" style:parent-style-name="standard">
      <style:graphic-properties draw:stroke="dash" draw:stroke-dash="Fine_20_Dashed_20__28_var_29_" svg:stroke-width="0.102cm" svg:stroke-color="#3deb3d" draw:textarea-horizontal-align="center" draw:textarea-vertical-align="middle" fo:padding-top="0.176cm" fo:padding-bottom="0.176cm" fo:padding-left="0.301cm" fo:padding-right="0.301cm"/>
    </style:style>
    <style:style style:name="gr39" style:family="graphic" style:parent-style-name="standard">
      <style:graphic-properties draw:stroke="dash" draw:stroke-dash="Fine_20_Dashed_20__28_var_29_" svg:stroke-width="0.102cm" svg:stroke-color="#ffd320" draw:textarea-horizontal-align="center" draw:textarea-vertical-align="middle" fo:padding-top="0.176cm" fo:padding-bottom="0.176cm" fo:padding-left="0.301cm" fo:padding-right="0.301cm"/>
    </style:style>
    <style:style style:name="gr40" style:family="graphic" style:parent-style-name="standard">
      <style:graphic-properties draw:stroke="dash" draw:stroke-dash="Fine_20_Dashed_20__28_var_29_" svg:stroke-width="0.102cm" svg:stroke-color="#cccc00" draw:textarea-horizontal-align="center" draw:textarea-vertical-align="middle" fo:padding-top="0.176cm" fo:padding-bottom="0.176cm" fo:padding-left="0.301cm" fo:padding-right="0.301cm"/>
    </style:style>
    <style:style style:name="gr41" style:family="graphic" style:parent-style-name="standard">
      <style:graphic-properties draw:stroke="none" draw:fill="none" fo:min-height="8.894cm"/>
    </style:style>
    <style:style style:name="gr42" style:family="graphic" style:parent-style-name="standard">
      <style:graphic-properties draw:stroke="solid" draw:stroke-dash="Fine_20_Dashed_20__28_var_29_" svg:stroke-width="0cm" svg:stroke-color="#000000" draw:textarea-horizontal-align="center" draw:textarea-vertical-align="middle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  <style:text-properties fo:color="#800080" fo:font-size="10pt" style:font-size-asian="16pt" style:font-size-complex="16pt"/>
    </style:style>
    <style:style style:name="P3" style:family="paragraph">
      <style:paragraph-properties fo:text-align="center"/>
      <style:text-properties fo:font-size="10pt" style:font-size-asian="12pt" style:font-size-complex="12pt"/>
    </style:style>
    <style:style style:name="P4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language-asian="zxx" style:country-asian="none" style:font-style-asian="normal" style:font-weight-asian="normal" style:font-family-complex="'DejaVu Sans'" style:font-family-generic-complex="system" style:font-pitch-complex="variable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5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6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2pt" style:language-asian="zxx" style:country-asian="none" style:font-style-asian="normal" style:font-weight-asian="normal" style:font-family-complex="'DejaVu Sans'" style:font-family-generic-complex="system" style:font-pitch-complex="variable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7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P8" style:family="paragraph">
      <style:paragraph-properties fo:margin-left="0cm" fo:margin-right="0cm" fo:margin-top="0cm" fo:margin-bottom="0cm" fo:line-height="100%" fo:text-align="end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9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size="10pt" style:font-size-asian="10pt" style:font-size-complex="10pt" fo:hyphenate="false"/>
    </style:style>
    <style:style style:name="P10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P11" style:family="paragraph">
      <style:paragraph-properties fo:text-align="center"/>
      <style:text-properties fo:font-size="10pt" style:font-size-asian="10pt" style:font-size-complex="10pt"/>
    </style:style>
    <style:style style:name="P12" style:family="paragraph">
      <style:text-properties fo:font-size="10pt"/>
    </style:style>
    <style:style style:name="P13" style:family="paragraph">
      <style:text-properties fo:font-size="10pt" style:text-underline-style="solid" style:text-underline-width="auto" style:text-underline-color="#000000" style:font-size-asian="12pt" style:font-size-complex="12pt"/>
    </style:style>
    <style:style style:name="P14" style:family="paragraph">
      <style:text-properties fo:font-size="10pt" style:text-underline-style="solid" style:text-underline-width="auto" style:text-underline-color="font-color" style:font-size-asian="12pt" style:font-size-complex="12pt" style:text-overline-style="none" style:text-overline-color="font-color"/>
    </style:style>
    <style:style style:name="P15" style:family="paragraph">
      <style:text-properties fo:font-size="10pt" style:font-size-asian="10pt" style:font-size-complex="10pt"/>
    </style:style>
    <style:style style:name="P16" style:family="paragraph">
      <style:paragraph-properties fo:text-align="center"/>
    </style:style>
    <style:style style:name="T1" style:family="text">
      <style:text-properties fo:color="#800080" style:font-size-asian="16pt" style:font-size-complex="16pt"/>
    </style:style>
    <style:style style:name="T2" style:family="text">
      <style:text-properties style:font-size-asian="12pt" style:font-size-complex="12pt"/>
    </style:style>
    <style:style style:name="T3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4" style:family="text">
      <style:text-properties style:font-size-asian="10pt" style:font-size-complex="10pt"/>
    </style:style>
    <style:style style:name="T5" style:family="text">
      <style:text-properties style:text-underline-style="solid" style:text-underline-width="auto" style:text-underline-color="#000000" style:font-size-asian="12pt" style:font-size-complex="12pt"/>
    </style:style>
    <style:style style:name="T6" style:family="text">
      <style:text-properties style:text-underline-style="solid" style:text-underline-width="auto" style:text-underline-color="font-color" style:font-size-asian="12pt" style:font-size-complex="12pt" style:text-overline-style="none" style:text-overline-color="font-color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size="10pt" fo:font-weight="bold" style:font-size-asian="10pt" style:font-weight-asian="bold" style:font-size-complex="10pt" style:font-weight-complex="bol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color="#000000" style:text-outline="false" style:text-line-through-style="none" style:text-position="0% 100%" fo:font-family="Arial" style:font-family-generic="roman" style:font-pitch="variable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family-asian="'DejaVu Sans'" style:font-family-generic-asian="system" style:font-pitch-asian="variable" style:font-size-asian="10pt" style:language-asian="zxx" style:country-asian="none" style:font-style-asian="normal" style:font-weight-asian="normal" style:font-family-complex="'DejaVu Sans'" style:font-family-generic-complex="system" style:font-pitch-complex="variable" style:font-size-complex="10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7.874cm" svg:height="12.393cm" svg:x="7.096cm" svg:y="4.302cm">
          <text:p text:style-name="P1"><text:span text:style-name="T1">bsProxy 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id="id3" draw:layer="layout" svg:width="1.524cm" svg:height="1.016cm" svg:x="2.016cm" svg:y="15.478cm">
          <text:p text:style-name="P1"><text:span text:style-name="T2">sw</text:span></text:p>
          <text:p text:style-name="P1"><text:span text:style-name="T2">resour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9" draw:layer="layout" svg:width="1.524cm" svg:height="1.016cm" svg:x="4.048cm" svg:y="8.112cm">
          <text:p text:style-name="P1"><text:span text:style-name="T2">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1">
          <draw:custom-shape draw:style-name="gr3" draw:text-style-name="P4" draw:layer="layout" svg:width="1.665cm" svg:height="1.665cm" draw:transform="rotate (-1.57079632679579) translate (7.745cm 14.066cm)">
            <text:p/>
            <draw:enhanced-geometry svg:viewBox="0 0 21600 21600" draw:mirror-vertical="true" draw:glue-points="10800 0 0 8260 4230 21600 10800 21600 17370 21600 21600 8260" draw:text-areas="4230 5080 17370 21600" draw:mirror-horizontal="false" draw:type="pentagon" draw:enhanced-path="M 10800 0 L 0 8260 4230 21600 17370 21600 21600 8260 10800 0 Z N"/>
          </draw:custom-shape>
        </draw:g>
        <draw:custom-shape draw:style-name="gr4" draw:text-style-name="P3" draw:id="id29" draw:layer="layout" svg:width="1.778cm" svg:height="2.032cm" svg:x="8.366cm" svg:y="13.954cm">
          <text:p text:style-name="P1"><text:span text:style-name="T2">device</text:span></text:p>
          <text:p text:style-name="P1"><text:span text:style-name="T2">thread</text:span></text:p>
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3" draw:id="id11" draw:layer="layout" svg:width="1.524cm" svg:height="1.016cm" svg:x="2.016cm" svg:y="6.08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custom-shape draw:style-name="gr5" draw:text-style-name="P3" draw:id="id5" draw:layer="layout" svg:width="1.524cm" svg:height="1.016cm" svg:x="2.016cm" svg:y="9.89cm">
          <text:p text:style-name="P1"><text:span text:style-name="T2">devic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id="id7" draw:layer="layout" svg:width="1.524cm" svg:height="1.016cm" svg:x="4.048cm" svg:y="9.89cm">
          <text:p text:style-name="P1"><text:span text:style-name="T2">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3" draw:id="id2" draw:layer="layout" svg:width="1.524cm" svg:height="1.016cm" svg:x="4.048cm" svg:y="15.478cm">
          <text:p text:style-name="P1"><text:span text:style-name="T2">li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 draw:id="id4">
          <draw:custom-shape draw:style-name="gr6" draw:text-style-name="P4" draw:layer="layout" svg:width="1.665cm" svg:height="1.665cm" draw:transform="rotate (-1.57079632679579) translate (7.858cm 11.78cm)">
            <text:p/>
            <draw:enhanced-geometry svg:viewBox="0 0 21600 21600" draw:mirror-vertical="true" draw:glue-points="10800 0 0 8260 4230 21600 10800 21600 17370 21600 21600 8260" draw:text-areas="4230 5080 17370 21600" draw:mirror-horizontal="false" draw:type="pentagon" draw:enhanced-path="M 10800 0 L 0 8260 4230 21600 17370 21600 21600 8260 10800 0 Z N"/>
          </draw:custom-shape>
        </draw:g>
        <draw:g draw:id="id6">
          <draw:glue-point draw:id="4" svg:x="4.156cm" svg:y="1.951cm"/>
          <draw:glue-point draw:id="5" svg:x="4.156cm" svg:y="-1.099cm"/>
          <draw:custom-shape draw:style-name="gr7" draw:text-style-name="P4" draw:layer="layout" svg:width="1.665cm" svg:height="1.665cm" draw:transform="rotate (-1.57079632679579) translate (7.745cm 9.748cm)">
            <text:p/>
  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g draw:id="id8">
          <draw:custom-shape draw:style-name="gr8" draw:text-style-name="P4" draw:layer="layout" svg:width="1.665cm" svg:height="1.665cm" draw:transform="rotate (-1.57079632679579) translate (7.745cm 7.716cm)">
            <text:p/>
            <draw:enhanced-geometry svg:viewBox="0 0 21600 21600" draw:mirror-vertical="true" draw:glue-points="10800 0 0 8260 4230 21600 10800 21600 17370 21600 21600 8260" draw:text-areas="4230 5080 17370 21600" draw:type="pentagon" draw:enhanced-path="M 10800 0 L 0 8260 4230 21600 17370 21600 21600 8260 10800 0 Z N"/>
          </draw:custom-shape>
        </draw:g>
        <draw:g draw:id="id10">
          <draw:custom-shape draw:style-name="gr9" draw:text-style-name="P4" draw:layer="layout" svg:width="1.665cm" svg:height="1.665cm" draw:transform="rotate (-1.57079632679579) translate (7.745cm 5.374cm)">
            <text:p/>
            <draw:enhanced-geometry svg:viewBox="0 0 21600 21600" draw:mirror-vertical="true" draw:glue-points="10800 0 0 8260 4230 21600 10800 21600 17370 21600 21600 8260" draw:text-areas="4230 5080 17370 21600" draw:mirror-horizontal="false" draw:type="pentagon" draw:enhanced-path="M 10800 0 L 0 8260 4230 21600 17370 21600 21600 8260 10800 0 Z N"/>
          </draw:custom-shape>
          <draw:frame draw:style-name="gr10" draw:text-style-name="P6" draw:layer="layout" svg:width="1.899cm" svg:height="1.199cm" draw:transform="rotate (1.5707963267946) translate (6.15cm 7.096cm)">
            <draw:text-box>
              <text:p text:style-name="P5">I</text:p>
            </draw:text-box>
          </draw:frame>
        </draw:g>
        <draw:custom-shape draw:style-name="gr4" draw:text-style-name="P3" draw:id="id22" draw:layer="layout" svg:width="1.778cm" svg:height="2.032cm" svg:x="8.366cm" svg:y="9.636cm">
          <draw:glue-point draw:id="4" svg:x="-2.142cm" svg:y="-4.96cm"/>
          <draw:glue-point draw:id="5" svg:x="2.142cm" svg:y="-4.96cm"/>
          <text:p text:style-name="P1"><text:span text:style-name="T2">device</text:span></text:p>
          <text:p text:style-name="P1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3" draw:id="id17" draw:layer="layout" svg:width="1.778cm" svg:height="2.032cm" svg:x="8.366cm" svg:y="5.064cm">
          <text:p text:style-name="P1"><text:span text:style-name="T2">device</text:span></text:p>
          <text:p text:style-name="P1"><text:span text:style-name="T2">threa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 draw:id="id28">
          <draw:custom-shape draw:style-name="gr12" draw:text-style-name="P1" draw:layer="layout" svg:width="0.762cm" svg:height="1.524cm" draw:transform="rotate (-1.57079632679579) translate (10.398cm 14.9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398cm 14.9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152cm 14.9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9.144cm 14.97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 draw:id="id21">
          <draw:glue-point draw:id="4" svg:x="5cm" svg:y="-1.666cm"/>
          <draw:glue-point draw:id="5" svg:x="5cm" svg:y="1.666cm"/>
          <draw:custom-shape draw:style-name="gr12" draw:text-style-name="P1" draw:layer="layout" svg:width="0.762cm" svg:height="1.524cm" draw:transform="rotate (-1.57079632679579) translate (10.398cm 10.65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398cm 10.65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152cm 10.65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9.144cm 10.652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 draw:id="id16">
          <draw:glue-point draw:id="4" svg:x="5cm" svg:y="-1.666cm"/>
          <draw:custom-shape draw:style-name="gr12" draw:text-style-name="P1" draw:layer="layout" svg:width="0.762cm" svg:height="1.524cm" draw:transform="rotate (-1.57079632679579) translate (10.398cm 6.0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398cm 6.0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10.152cm 6.0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  <draw:custom-shape draw:style-name="gr13" draw:text-style-name="P1" draw:layer="layout" svg:width="0.762cm" svg:height="0.254cm" draw:transform="rotate (-1.57079632679579) translate (9.144cm 6.08cm)">
            <text:p/>
            <draw:enhanced-geometry svg:viewBox="0 0 21600 21600" draw:mirror-vertical="true" draw:mirror-horizontal="false" draw:type="rectangle" draw:enhanced-path="M 0 0 L 21600 0 21600 21600 0 21600 0 0 Z N"/>
          </draw:custom-shape>
        </draw:g>
        <draw:g>
          <draw:glue-point draw:id="4" svg:x="-2.464cm" svg:y="-4.035cm"/>
          <draw:glue-point draw:id="5" svg:x="2.868cm" svg:y="-4.035cm"/>
          <draw:custom-shape draw:style-name="gr14" draw:text-style-name="P8" draw:layer="layout" svg:width="3.048cm" svg:height="3.048cm" svg:x="21.32cm" svg:y="6.08cm">
            <text:p text:style-name="P7"><text:span text:style-name="T3">multi</text:span></text:p>
            <text:p text:style-name="P7"><text:span text:style-name="T3">threaded</text:span></text:p>
            <text:p text:style-name="P7"><text:span text:style-name="T3">bsClient</text:span></text:p>
            <text:p text:style-name="P7"><text:span text:style-name="T3">appl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5" draw:text-style-name="P10" draw:layer="layout" svg:width="1.27cm" svg:height="0.666cm" draw:transform="rotate (-1.57079632679579) translate (22.24cm 6.334cm)">
            <text:p text:style-name="P9"><text:span text:style-name="T3">thread</text:span></text:p>
            <draw:enhanced-geometry svg:viewBox="0 0 21600 21600" draw:path-stretchpoint-x="10800" draw:path-stretchpoint-y="10800" draw:text-areas="?f3 ?f4 ?f5 ?f6" draw:mirror-horizontal="false" draw:mirror-vertic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16" draw:text-style-name="P10" draw:layer="layout" svg:width="1.27cm" svg:height="0.666cm" draw:transform="rotate (-1.57079632679579) translate (22.24cm 7.604cm)">
            <text:p text:style-name="P9"><text:span text:style-name="T3">thread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17" draw:text-style-name="P3" draw:id="id14" draw:layer="layout" svg:width="1.524cm" svg:height="0.57cm" draw:transform="rotate (-1.57079632679579) translate (14.628cm 9.437cm)">
          <text:p text:style-name="P1"><text:span text:style-name="T2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id="id26" draw:layer="layout" svg:width="1.524cm" svg:height="0.57cm" draw:transform="rotate (-1.57079632679579) translate (14.628cm 11.215cm)">
          <text:p text:style-name="P1"><text:span text:style-name="T2">socket</text:span></text:p>
          <draw:enhanced-geometry svg:viewBox="0 0 21600 21600" draw:type="rectangle" draw:enhanced-path="M 0 0 L 21600 0 21600 21600 0 21600 0 0 Z N"/>
        </draw:custom-shape>
        <draw:connector draw:style-name="gr18" draw:text-style-name="P1" draw:layer="layout" draw:type="curve" svg:x1="6.08cm" svg:y1="14.899cm" svg:x2="5.572cm" svg:y2="15.986cm" draw:start-shape="id1" draw:start-glue-point="3" draw:end-shape="id2" draw:end-glue-point="10" svg:d="m6080 14899c-381 0-127 1087-508 1087">
          <text:p/>
        </draw:connector>
        <draw:connector draw:style-name="gr18" draw:text-style-name="P1" draw:layer="layout" draw:type="curve" svg:x1="4.048cm" svg:y1="15.986cm" svg:x2="3.54cm" svg:y2="15.986cm" draw:start-shape="id2" draw:start-glue-point="6" draw:end-shape="id3" draw:end-glue-point="1" svg:d="m4048 15986h-508">
          <text:p/>
        </draw:connector>
        <draw:connector draw:style-name="gr18" draw:text-style-name="P1" draw:layer="layout" draw:type="curve" draw:line-skew="-0.944cm" svg:x1="6.193cm" svg:y1="12.613cm" svg:x2="3.54cm" svg:y2="10.398cm" draw:start-shape="id4" draw:start-glue-point="3" draw:end-shape="id5" svg:d="m6193 12613c-3406 0-2080-2215-2653-2215">
          <text:p/>
        </draw:connector>
        <draw:connector draw:style-name="gr18" draw:text-style-name="P1" draw:layer="layout" draw:type="curve" svg:x1="6.08cm" svg:y1="10.581cm" svg:x2="5.572cm" svg:y2="10.398cm" draw:start-shape="id6" draw:start-glue-point="3" draw:end-shape="id7" draw:end-glue-point="10" svg:d="m6080 10581c-381 0-127-183-508-183">
          <text:p/>
        </draw:connector>
        <draw:connector draw:style-name="gr18" draw:text-style-name="P1" draw:layer="layout" draw:type="curve" svg:x1="6.08cm" svg:y1="8.549cm" svg:x2="5.572cm" svg:y2="8.62cm" draw:start-shape="id8" draw:start-glue-point="3" draw:end-shape="id9" draw:end-glue-point="10" svg:d="m6080 8549c-381 0-127 71-508 71">
          <text:p/>
        </draw:connector>
        <draw:connector draw:style-name="gr18" draw:text-style-name="P1" draw:layer="layout" draw:type="curve" svg:x1="4.048cm" svg:y1="10.398cm" svg:x2="3.54cm" svg:y2="10.398cm" draw:start-shape="id7" draw:start-glue-point="6" draw:end-shape="id5" draw:end-glue-point="1" svg:d="m4048 10398h-508">
          <text:p/>
        </draw:connector>
        <draw:connector draw:style-name="gr18" draw:text-style-name="P1" draw:layer="layout" draw:type="curve" draw:line-skew="1.89cm -2.05cm" svg:x1="4.048cm" svg:y1="8.62cm" svg:x2="3.54cm" svg:y2="10.398cm" draw:start-shape="id9" draw:start-glue-point="6" draw:end-shape="id5" draw:end-glue-point="1" svg:d="m4048 8620c-1002 0-668 762-325 762s606 1016-183 1016">
          <text:p/>
        </draw:connector>
        <draw:connector draw:style-name="gr18" draw:text-style-name="P1" draw:layer="layout" draw:type="curve" svg:x1="6.08cm" svg:y1="6.146cm" svg:x2="3.54cm" svg:y2="6.588cm" draw:start-shape="id10" draw:start-glue-point="3" draw:end-shape="id11" draw:end-glue-point="1" svg:d="m6080 6146c-1905 0-635 442-2540 442">
          <text:p/>
        </draw:connector>
        <draw:connector draw:style-name="gr18" draw:text-style-name="P1" draw:layer="layout" draw:type="curve" draw:line-skew="2.271cm 1.542cm 0.142cm" svg:x1="4.048cm" svg:y1="8.62cm" svg:x2="3.54cm" svg:y2="6.588cm" draw:start-shape="id9" draw:start-glue-point="6" draw:end-shape="id11" draw:end-glue-point="1" svg:d="m4048 8620c-430 0-287-1524-64-1524s558-508-444-508">
          <text:p/>
        </draw:connector>
        <draw:custom-shape draw:style-name="gr19" draw:text-style-name="P11" draw:layer="layout" svg:width="8.89cm" svg:height="0.508cm" draw:transform="rotate (-1.57079632679579) translate (1.762cm 4.556cm)">
          <text:p text:style-name="P11"><text:span text:style-name="T4">hardwa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0" draw:text-style-name="P13" draw:layer="layout" svg:width="1.912cm" svg:height="0.762cm" svg:x="16.614cm" svg:y="14.97cm">
          <draw:text-box>
            <text:p text:style-name="P12"><text:span text:style-name="T5">vConn 0</text:span></text:p>
          </draw:text-box>
        </draw:frame>
        <draw:frame draw:style-name="gr21" draw:text-style-name="P14" draw:layer="layout" svg:width="1.912cm" svg:height="0.762cm" svg:x="16.868cm" svg:y="12.176cm">
          <draw:text-box>
            <text:p text:style-name="P12"><text:span text:style-name="T6">vConn 4</text:span></text:p>
          </draw:text-box>
        </draw:frame>
        <draw:frame draw:style-name="gr22" draw:text-style-name="P12" draw:layer="layout" svg:width="0.502cm" svg:height="1.187cm" svg:x="2.016cm" svg:y="24.114cm">
          <draw:text-box>
            <text:p/>
          </draw:text-box>
        </draw:frame>
        <draw:custom-shape draw:style-name="gr23" draw:text-style-name="P3" draw:id="id15" draw:layer="layout" svg:width="2.286cm" svg:height="2.186cm" svg:x="11.668cm" svg:y="9.89cm">
          <text:p text:style-name="P1"><text:span text:style-name="T2">request</text:span></text:p>
          <text:p text:style-name="P1"><text:span text:style-name="T2">dispatch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1" draw:text-style-name="P13" draw:layer="layout" svg:width="1.912cm" svg:height="0.762cm" svg:x="16.494cm" svg:y="9.382cm">
          <draw:text-box>
            <text:p text:style-name="P12"><text:span text:style-name="T5">vConn 2</text:span></text:p>
          </draw:text-box>
        </draw:frame>
        <draw:frame draw:style-name="gr21" draw:text-style-name="P13" draw:layer="layout" svg:width="1.912cm" svg:height="0.762cm" svg:x="17.002cm" svg:y="5.826cm">
          <draw:text-box>
            <text:p text:style-name="P12"><text:span text:style-name="T5">vConn 6</text:span></text:p>
          </draw:text-box>
        </draw:frame>
        <draw:frame draw:style-name="gr24" draw:text-style-name="P13" draw:layer="layout" svg:width="1.912cm" svg:height="0.761cm" svg:x="16.36cm" svg:y="8.113cm">
          <draw:text-box>
            <text:p text:style-name="P12"><text:span text:style-name="T5">vConn 5</text:span></text:p>
          </draw:text-box>
        </draw:frame>
        <draw:frame draw:style-name="gr21" draw:text-style-name="P13" draw:layer="layout" svg:width="1.912cm" svg:height="0.762cm" svg:x="16.614cm" svg:y="5.318cm">
          <draw:text-box>
            <text:p text:style-name="P12"><text:span text:style-name="T5">vConn 3</text:span></text:p>
          </draw:text-box>
        </draw:frame>
        <draw:frame draw:style-name="gr21" draw:text-style-name="P13" draw:layer="layout" svg:width="1.912cm" svg:height="0.762cm" svg:x="16.868cm" svg:y="9.89cm">
          <draw:text-box>
            <text:p text:style-name="P12"><text:span text:style-name="T5">vConn 1</text:span></text:p>
          </draw:text-box>
        </draw:frame>
        <draw:custom-shape draw:style-name="gr25" draw:text-style-name="P3" draw:id="id12" draw:layer="layout" svg:width="2.032cm" svg:height="1.524cm" svg:x="16.494cm" svg:y="6.588cm">
          <text:p text:style-name="P1"><text:span text:style-name="T2">libbotsens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3" draw:id="id25" draw:layer="layout" svg:width="2.032cm" svg:height="1.524cm" svg:x="16.24cm" svg:y="13.192cm">
          <text:p text:style-name="P1"><text:span text:style-name="T2">libbotsen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23" draw:layer="layout" svg:width="1.524cm" svg:height="1.27cm" svg:x="19.288cm" svg:y="9.128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20" draw:layer="layout" svg:width="1.524cm" svg:height="1.27cm" svg:x="19.288cm" svg:y="7.604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18" draw:layer="layout" svg:width="1.524cm" svg:height="1.27cm" svg:x="19.288cm" svg:y="6.08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13" draw:layer="layout" svg:width="1.61cm" svg:height="1.27cm" svg:x="19.288cm" svg:y="4.556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27" draw:text-style-name="P1" draw:layer="layout" svg:x1="20.812cm" svg:y1="18.272cm" svg:x2="21.828cm" svg:y2="18.272cm">
            <text:p/>
          </draw:line>
          <draw:frame draw:style-name="gr28" draw:text-style-name="P15" draw:layer="layout" svg:width="1.84cm" svg:height="0.645cm" svg:x="21.766cm" svg:y="17.881cm">
            <draw:text-box>
              <text:p text:style-name="P15"><text:span text:style-name="T7">netmsgs</text:span></text:p>
            </draw:text-box>
          </draw:frame>
          <draw:custom-shape draw:style-name="gr29" draw:text-style-name="P1" draw:layer="layout" svg:width="1.016cm" svg:height="0.254cm" svg:x="20.812cm" svg:y="17.002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1" draw:layer="layout" svg:width="2.297cm" svg:height="0.645cm" svg:x="21.817cm" svg:y="16.786cm">
            <draw:text-box>
              <text:p text:style-name="P11"><text:span text:style-name="T7">bs invariant</text:span></text:p>
            </draw:text-box>
          </draw:frame>
          <draw:custom-shape draw:style-name="gr30" draw:text-style-name="P1" draw:layer="layout" svg:width="1.016cm" svg:height="0.316cm" svg:x="20.812cm" svg:y="17.51cm">
            <text:p/>
            <draw:enhanced-geometry svg:viewBox="0 0 21600 21600" draw:type="rectangle" draw:enhanced-path="M 0 0 L 21600 0 21600 21600 0 21600 0 0 Z N"/>
          </draw:custom-shape>
          <draw:frame draw:style-name="gr28" draw:text-style-name="P11" draw:layer="layout" svg:width="2.42cm" svg:height="0.645cm" svg:x="21.828cm" svg:y="17.373cm">
            <draw:text-box>
              <text:p text:style-name="P11"><text:span text:style-name="T7">bs app-spec</text:span></text:p>
            </draw:text-box>
          </draw:frame>
          <draw:custom-shape draw:style-name="gr31" draw:text-style-name="P3" draw:layer="layout" svg:width="4.064cm" svg:height="2.286cm" svg:x="20.304cm" svg:y="16.24cm">
            <text:p text:style-name="P1"><text:span text:style-name="T8">key</text:span><text:span text:style-name="T9">:</text:span></text:p>
            <draw:enhanced-geometry svg:viewBox="0 0 21600 21600" draw:type="rectangle" draw:enhanced-path="M 0 0 L 21600 0 21600 21600 0 21600 0 0 Z N"/>
          </draw:custom-shape>
        </draw:g>
        <draw:frame draw:style-name="gr32" draw:text-style-name="P9" draw:layer="layout" svg:width="1.895cm" svg:height="1.2cm" svg:x="5.826cm" svg:y="5.572cm">
          <draw:text-box>
            <text:p text:style-name="P9"><text:span text:style-name="T10">I/F</text:span></text:p>
            <text:p text:style-name="P9"><text:span text:style-name="T10">module</text:span></text:p>
          </draw:text-box>
        </draw:frame>
        <draw:g>
          <draw:glue-point draw:id="4" svg:x="-2.464cm" svg:y="-4.035cm"/>
          <draw:glue-point draw:id="5" svg:x="2.868cm" svg:y="-4.035cm"/>
          <draw:custom-shape draw:style-name="gr33" draw:text-style-name="P8" draw:layer="layout" svg:width="3.048cm" svg:height="3.048cm" svg:x="21.32cm" svg:y="12.43cm">
            <text:p text:style-name="P7"><text:span text:style-name="T3">single</text:span></text:p>
            <text:p text:style-name="P7"><text:span text:style-name="T3">threaded</text:span></text:p>
            <text:p text:style-name="P7"><text:span text:style-name="T3">bsClient</text:span></text:p>
            <text:p text:style-name="P7"><text:span text:style-name="T3">application</text:span>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draw:g>
        <draw:custom-shape draw:style-name="gr26" draw:text-style-name="P3" draw:id="id24" draw:layer="layout" svg:width="1.524cm" svg:height="1.27cm" svg:x="19.288cm" svg:y="12.43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6" draw:text-style-name="P3" draw:id="id27" draw:layer="layout" svg:width="1.524cm" svg:height="1.27cm" svg:x="19.288cm" svg:y="14.208cm">
          <text:p text:style-name="P1"><text:span text:style-name="T2">libb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4" draw:text-style-name="P16" draw:layer="layout" draw:type="curve" draw:line-skew="-2.607cm 1.796cm" svg:x1="18.526cm" svg:y1="7.35cm" svg:x2="19.288cm" svg:y2="5.191cm" draw:start-shape="id12" draw:start-glue-point="10" draw:end-shape="id13" draw:end-glue-point="6" svg:d="m18526 7350c438 0 292-1524 264-1524s-291-635 498-635">
          <text:p/>
        </draw:connector>
        <draw:connector draw:style-name="gr34" draw:text-style-name="P16" draw:layer="layout" draw:type="curve" draw:line-skew="-0.573cm" svg:x1="16.494cm" svg:y1="7.35cm" svg:x2="14.628cm" svg:y2="10.199cm" draw:start-shape="id12" draw:start-glue-point="6" draw:end-shape="id14" draw:end-glue-point="0" svg:d="m16494 7350c-2277 0-1344 2849-1866 2849">
          <text:p/>
        </draw:connector>
        <draw:connector draw:style-name="gr34" draw:text-style-name="P16" draw:layer="layout" draw:type="curve" svg:x1="11.668cm" svg:y1="10.983cm" svg:x2="10.398cm" svg:y2="6.461cm" draw:start-shape="id15" draw:start-glue-point="6" draw:end-shape="id16" draw:end-glue-point="1" svg:d="m11668 10983c-952 0-318-4522-1270-4522">
          <text:p/>
        </draw:connector>
        <draw:connector draw:style-name="gr34" draw:text-style-name="P16" draw:layer="layout" draw:type="curve" svg:x1="8.366cm" svg:y1="6.08cm" svg:x2="7.745cm" svg:y2="6.146cm" draw:start-shape="id17" draw:start-glue-point="3" draw:end-shape="id10" draw:end-glue-point="1" svg:d="m8366 6080c-447 0-137 66-621 66">
          <text:p/>
        </draw:connector>
        <draw:connector draw:style-name="gr35" draw:text-style-name="P16" draw:layer="layout" draw:type="curve" svg:x1="19.288cm" svg:y1="6.715cm" svg:x2="18.526cm" svg:y2="7.35cm" draw:start-shape="id18" draw:start-glue-point="6" draw:end-shape="id12" draw:end-glue-point="10" svg:d="m19288 6715c-570 0-189 635-762 635">
          <text:p/>
        </draw:connector>
        <draw:connector draw:style-name="gr35" draw:text-style-name="P16" draw:layer="layout" draw:type="curve" draw:line-skew="-1.505cm" svg:x1="16.302cm" svg:y1="7.35cm" svg:x2="14.628cm" svg:y2="10.199cm" draw:start-shape="id19" draw:start-glue-point="0" draw:end-shape="id14" draw:end-glue-point="0" svg:d="m16302 7350c-1506 0-669 2849-1674 2849">
          <text:p/>
        </draw:connector>
        <draw:connector draw:style-name="gr35" draw:text-style-name="P16" draw:layer="layout" draw:type="curve" draw:line-skew="0.635cm" svg:x1="11.668cm" svg:y1="10.983cm" svg:x2="10.398cm" svg:y2="6.461cm" draw:start-shape="id15" draw:start-glue-point="6" draw:end-shape="id16" draw:end-glue-point="1" svg:d="m11668 10983c0 0 635-4522-1270-4522">
          <text:p/>
        </draw:connector>
        <draw:connector draw:style-name="gr35" draw:text-style-name="P16" draw:layer="layout" draw:type="curve" draw:line-skew="2.511cm -2.304cm" svg:x1="8.366cm" svg:y1="6.08cm" svg:x2="7.745cm" svg:y2="8.549cm" draw:start-shape="id17" draw:start-glue-point="3" draw:end-shape="id8" draw:end-glue-point="1" svg:d="m8366 6080c-453 0-302 1524-199 1524s367 945-422 945">
          <text:p/>
        </draw:connector>
        <draw:connector draw:style-name="gr36" draw:text-style-name="P16" draw:layer="layout" draw:type="curve" svg:x1="19.288cm" svg:y1="8.239cm" svg:x2="18.526cm" svg:y2="7.35cm" draw:start-shape="id20" draw:start-glue-point="6" draw:end-shape="id12" draw:end-glue-point="10" svg:d="m19288 8239c-570 0-189-889-762-889">
          <text:p/>
        </draw:connector>
        <draw:connector draw:style-name="gr36" draw:text-style-name="P16" draw:layer="layout" draw:type="curve" svg:x1="16.494cm" svg:y1="7.35cm" svg:x2="14.628cm" svg:y2="10.199cm" draw:start-shape="id12" draw:start-glue-point="6" draw:end-shape="id14" draw:end-glue-point="0" svg:d="m16494 7350c-1417 0-485 2849-1866 2849">
          <text:p/>
        </draw:connector>
        <draw:connector draw:style-name="gr36" draw:text-style-name="P16" draw:layer="layout" draw:type="curve" svg:x1="11.668cm" svg:y1="10.983cm" svg:x2="10.398cm" svg:y2="11.033cm" draw:start-shape="id15" draw:start-glue-point="6" draw:end-shape="id21" draw:end-glue-point="1" svg:d="m11668 10983c-952 0-318 50-1270 50">
          <text:p/>
        </draw:connector>
        <draw:connector draw:style-name="gr36" draw:text-style-name="P16" draw:layer="layout" draw:type="curve" draw:line-skew="2.468cm -1.796cm 0.165cm" svg:x1="8.366cm" svg:y1="10.652cm" svg:x2="7.858cm" svg:y2="12.613cm" draw:start-shape="id22" draw:start-glue-point="3" draw:end-shape="id4" draw:end-glue-point="1" svg:d="m8366 10652c-348 0-232 1524-25 1524s553 437-483 437">
          <text:p/>
        </draw:connector>
        <draw:connector draw:style-name="gr37" draw:text-style-name="P16" draw:layer="layout" draw:type="curve" draw:line-skew="0.15cm -2.051cm -2.701cm" svg:x1="19.288cm" svg:y1="9.763cm" svg:x2="18.526cm" svg:y2="7.35cm" draw:start-shape="id23" draw:start-glue-point="6" draw:end-shape="id12" draw:end-glue-point="10" svg:d="m19288 9763c-564 0-376-889-513-889s-81-1524-249-1524">
          <text:p/>
        </draw:connector>
        <draw:connector draw:style-name="gr37" draw:text-style-name="P16" draw:layer="layout" draw:type="curve" draw:line-skew="0.222cm" svg:x1="16.494cm" svg:y1="7.35cm" svg:x2="14.628cm" svg:y2="10.199cm" draw:start-shape="id12" draw:start-glue-point="6" draw:end-shape="id14" draw:end-glue-point="0" svg:d="m16494 7350c-1084 0-152 2849-1866 2849">
          <text:p/>
        </draw:connector>
        <draw:connector draw:style-name="gr37" draw:text-style-name="P16" draw:layer="layout" draw:type="curve" svg:x1="11.668cm" svg:y1="10.983cm" svg:x2="10.398cm" svg:y2="11.033cm" draw:start-shape="id15" draw:start-glue-point="6" draw:end-shape="id21" draw:end-glue-point="1" svg:d="m11668 10983c-952 0-318 50-1270 50">
          <text:p/>
        </draw:connector>
        <draw:connector draw:style-name="gr37" draw:text-style-name="P16" draw:layer="layout" draw:type="curve" draw:line-skew="2.5cm 1.938cm" svg:x1="8.366cm" svg:y1="10.652cm" svg:x2="7.745cm" svg:y2="8.549cm" draw:start-shape="id22" draw:start-glue-point="3" draw:end-shape="id8" draw:end-glue-point="1" svg:d="m8366 10652c-469 0-313-1524-204-1524s372-579-417-579">
          <text:p/>
        </draw:connector>
        <draw:connector draw:style-name="gr38" draw:text-style-name="P16" draw:layer="layout" draw:type="curve" draw:line-skew="-0.586cm -2.051cm -2.741cm" svg:x1="19.288cm" svg:y1="9.763cm" svg:x2="18.526cm" svg:y2="7.35cm" draw:start-shape="id23" draw:start-glue-point="6" draw:end-shape="id12" draw:end-glue-point="10" svg:d="m19288 9763c-1668 0-1112-889-901-889s247-1524 139-1524">
          <text:p/>
        </draw:connector>
        <draw:connector draw:style-name="gr38" draw:text-style-name="P16" draw:layer="layout" draw:type="curve" draw:line-skew="-0.767cm" svg:x1="16.302cm" svg:y1="7.35cm" svg:x2="14.628cm" svg:y2="10.199cm" draw:start-shape="id19" draw:start-glue-point="0" draw:end-shape="id14" draw:end-glue-point="0" svg:d="m16302 7350c-399 0 438 2849-1674 2849">
          <text:p/>
        </draw:connector>
        <draw:connector draw:style-name="gr38" draw:text-style-name="P16" draw:layer="layout" draw:type="curve" svg:x1="11.668cm" svg:y1="10.983cm" svg:x2="10.398cm" svg:y2="11.159cm" draw:start-shape="id15" draw:start-glue-point="6" draw:end-shape="id21" draw:end-glue-point="5" svg:d="m11668 10983c-952 0-318 176-1270 176">
          <text:p/>
        </draw:connector>
        <draw:connector draw:style-name="gr38" draw:text-style-name="P16" draw:layer="layout" draw:type="curve" svg:x1="8.366cm" svg:y1="10.652cm" svg:x2="7.603cm" svg:y2="10.399cm" draw:start-shape="id22" draw:start-glue-point="3" draw:end-shape="id6" draw:end-glue-point="5" svg:d="m8366 10652c-447 0-66-253-763-253">
          <text:p/>
        </draw:connector>
        <draw:connector draw:style-name="gr39" draw:text-style-name="P16" draw:layer="layout" draw:type="curve" svg:x1="19.288cm" svg:y1="13.065cm" svg:x2="18.272cm" svg:y2="13.954cm" draw:start-shape="id24" draw:start-glue-point="6" draw:end-shape="id25" draw:end-glue-point="10" svg:d="m19288 13065c-760 0-253 889-1016 889">
          <text:p/>
        </draw:connector>
        <draw:connector draw:style-name="gr39" draw:text-style-name="P16" draw:layer="layout" draw:type="curve" draw:line-skew="-0.192cm" svg:x1="16.24cm" svg:y1="13.954cm" svg:x2="14.628cm" svg:y2="11.977cm" draw:start-shape="id25" draw:start-glue-point="6" draw:end-shape="id26" draw:end-glue-point="0" svg:d="m16240 13954c-1515 0-709-1977-1612-1977">
          <text:p/>
        </draw:connector>
        <draw:connector draw:style-name="gr39" draw:text-style-name="P16" draw:layer="layout" draw:type="curve" svg:x1="11.668cm" svg:y1="10.983cm" svg:x2="10.398cm" svg:y2="10.907cm" draw:start-shape="id15" draw:start-glue-point="6" draw:end-shape="id21" draw:end-glue-point="4" svg:d="m11668 10983c-952 0-318-76-1270-76">
          <text:p/>
        </draw:connector>
        <draw:connector draw:style-name="gr39" draw:text-style-name="P16" draw:layer="layout" draw:type="curve" svg:x1="8.366cm" svg:y1="10.652cm" svg:x2="7.603cm" svg:y2="10.905cm" draw:start-shape="id22" draw:start-glue-point="3" draw:end-shape="id6" draw:end-glue-point="4" svg:d="m8366 10652c-447 0-66 253-763 253">
          <text:p/>
        </draw:connector>
        <draw:connector draw:style-name="gr40" draw:text-style-name="P16" draw:layer="layout" draw:type="curve" svg:x1="19.288cm" svg:y1="14.843cm" svg:x2="18.272cm" svg:y2="13.954cm" draw:start-shape="id27" draw:start-glue-point="6" draw:end-shape="id25" draw:end-glue-point="10" svg:d="m19288 14843c-760 0-253-889-1016-889">
          <text:p/>
        </draw:connector>
        <draw:connector draw:style-name="gr40" draw:text-style-name="P16" draw:layer="layout" draw:type="curve" draw:line-skew="-0.446cm" svg:x1="16.24cm" svg:y1="13.954cm" svg:x2="14.628cm" svg:y2="11.977cm" draw:start-shape="id25" draw:start-glue-point="6" draw:end-shape="id26" draw:end-glue-point="0" svg:d="m16240 13954c-1896 0-1090-1977-1612-1977">
          <text:p/>
        </draw:connector>
        <draw:connector draw:style-name="gr40" draw:text-style-name="P16" draw:layer="layout" draw:type="curve" svg:x1="11.668cm" svg:y1="10.983cm" svg:x2="10.398cm" svg:y2="15.351cm" draw:start-shape="id15" draw:start-glue-point="6" draw:end-shape="id28" draw:end-glue-point="1" svg:d="m11668 10983c-952 0-318 4368-1270 4368">
          <text:p/>
        </draw:connector>
        <draw:connector draw:style-name="gr40" draw:text-style-name="P16" draw:layer="layout" draw:type="curve" svg:x1="8.366cm" svg:y1="14.97cm" svg:x2="7.745cm" svg:y2="14.899cm" draw:start-shape="id29" draw:start-glue-point="3" draw:end-shape="id1" draw:end-glue-point="1" svg:d="m8366 14970c-447 0-137-71-621-71">
          <text:p/>
        </draw:connector>
        <draw:custom-shape draw:style-name="gr17" draw:text-style-name="P3" draw:id="id19" draw:layer="layout" svg:width="1.524cm" svg:height="0.57cm" draw:transform="rotate (-1.57079632679579) translate (16.302cm 6.588cm)">
          <text:p text:style-name="P1"><text:span text:style-name="T2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3" draw:layer="layout" svg:width="1.524cm" svg:height="0.57cm" draw:transform="rotate (-1.57079632679579) translate (16.048cm 13.192cm)">
          <text:p text:style-name="P1"><text:span text:style-name="T2">sock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41" draw:text-style-name="P9" draw:layer="layout" svg:width="1.895cm" svg:height="1.2cm" svg:x="5.826cm" svg:y="14.278cm">
          <draw:text-box>
            <text:p text:style-name="P9"><text:span text:style-name="T10">I/F</text:span></text:p>
            <text:p text:style-name="P9"><text:span text:style-name="T10">module</text:span></text:p>
          </draw:text-box>
        </draw:frame>
        <draw:frame draw:style-name="gr32" draw:text-style-name="P9" draw:layer="layout" svg:width="1.895cm" svg:height="1.2cm" svg:x="5.963cm" svg:y="11.922cm">
          <draw:text-box>
            <text:p text:style-name="P9"><text:span text:style-name="T10">I/F</text:span></text:p>
            <text:p text:style-name="P9"><text:span text:style-name="T10">module</text:span></text:p>
          </draw:text-box>
        </draw:frame>
        <draw:frame draw:style-name="gr32" draw:text-style-name="P9" draw:layer="layout" svg:width="1.895cm" svg:height="1.2cm" svg:x="5.826cm" svg:y="9.96cm">
          <draw:text-box>
            <text:p text:style-name="P9"><text:span text:style-name="T10">I/F</text:span></text:p>
            <text:p text:style-name="P9"><text:span text:style-name="T10">module</text:span></text:p>
          </draw:text-box>
        </draw:frame>
        <draw:frame draw:style-name="gr32" draw:text-style-name="P9" draw:layer="layout" svg:width="1.895cm" svg:height="1.2cm" svg:x="5.826cm" svg:y="7.928cm">
          <draw:text-box>
            <text:p text:style-name="P9"><text:span text:style-name="T10">I/F</text:span></text:p>
            <text:p text:style-name="P9"><text:span text:style-name="T10">module</text:span></text:p>
          </draw:text-box>
        </draw:frame>
        <draw:line draw:style-name="gr42" draw:text-style-name="P16" draw:layer="layout" svg:x1="18.272cm" svg:y1="15.478cm" svg:x2="18.78cm" svg:y2="14.97cm">
          <text:p/>
        </draw:line>
        <draw:line draw:style-name="gr42" draw:text-style-name="P16" draw:layer="layout" svg:x1="18.526cm" svg:y1="12.684cm" svg:x2="18.78cm" svg:y2="12.938cm">
          <text:p/>
        </draw:line>
        <draw:line draw:style-name="gr42" draw:text-style-name="P16" draw:layer="layout" svg:x1="18.526cm" svg:y1="10.398cm" svg:x2="19.034cm" svg:y2="9.89cm">
          <text:p/>
        </draw:line>
        <draw:line draw:style-name="gr42" draw:text-style-name="P16" draw:layer="layout" svg:x1="18.018cm" svg:y1="9.89cm" svg:x2="18.78cm" svg:y2="9.128cm">
          <text:p/>
        </draw:line>
        <draw:line draw:style-name="gr42" draw:text-style-name="P16" draw:layer="layout" svg:x1="18.018cm" svg:y1="8.62cm" svg:x2="18.78cm" svg:y2="7.858cm">
          <text:p/>
        </draw:line>
        <draw:line draw:style-name="gr42" draw:text-style-name="P16" draw:layer="layout" svg:x1="18.526cm" svg:y1="6.334cm" svg:x2="19.034cm" svg:y2="6.842cm">
          <text:p/>
        </draw:line>
        <draw:line draw:style-name="gr42" draw:text-style-name="P16" draw:layer="layout" svg:x1="18.272cm" svg:y1="5.826cm" svg:x2="18.78cm" svg:y2="5.318cm">
          <text:p/>
        </draw:line>
        <draw:line draw:style-name="gr42" draw:text-style-name="P16" draw:layer="layout" svg:x1="21.32cm" svg:y1="12.938cm" svg:x2="20.812cm" svg:y2="12.938cm">
          <text:p/>
        </draw:line>
        <draw:line draw:style-name="gr42" draw:text-style-name="P16" draw:layer="layout" svg:x1="21.32cm" svg:y1="14.97cm" svg:x2="20.812cm" svg:y2="14.97cm">
          <text:p/>
        </draw:line>
        <draw:line draw:style-name="gr42" draw:text-style-name="P16" draw:layer="layout" svg:x1="21.32cm" svg:y1="8.366cm" svg:x2="20.558cm" svg:y2="9.382cm">
          <text:p/>
        </draw:line>
        <draw:line draw:style-name="gr42" draw:text-style-name="P16" draw:layer="layout" svg:x1="21.32cm" svg:y1="7.858cm" svg:x2="20.812cm" svg:y2="8.112cm">
          <text:p/>
        </draw:line>
        <draw:line draw:style-name="gr42" draw:text-style-name="P16" draw:layer="layout" svg:x1="21.32cm" svg:y1="7.35cm" svg:x2="20.812cm" svg:y2="6.588cm">
          <text:p/>
        </draw:line>
        <draw:line draw:style-name="gr42" draw:text-style-name="P16" draw:layer="layout" svg:x1="21.32cm" svg:y1="6.842cm" svg:x2="20.812cm" svg:y2="5.57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Robin Knight</meta:initial-creator>
    <meta:creation-date>2010-03-11T11:34:46</meta:creation-date>
    <dc:date>2010-09-15T15:43:34</dc:date>
    <dc:creator>Robin Knight</dc:creator>
    <meta:editing-duration>PT13H24M54S</meta:editing-duration>
    <meta:editing-cycles>15</meta:editing-cycles>
    <meta:generator>OpenOffice.org/3.2$Linux OpenOffice.org_project/320m12$Build-9483</meta:generator>
    <meta:printed-by>Robin Knight</meta:printed-by>
    <meta:print-date>2010-03-11T13:38:03</meta:print-date>
    <meta:document-statistic meta:object-count="127"/>
  </office:meta>
</office:document-meta>
</file>